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1.0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6600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6600ff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00ccff"/>
    </style:style>
    <style:style style:name="ce14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  <style:text-properties fo:color="#800000"/>
    </style:style>
    <style:style style:name="ce15" style:family="table-cell" style:parent-style-name="Default">
      <style:table-cell-properties fo:background-color="#9900ff"/>
      <style:text-properties fo:color="#800000"/>
    </style:style>
    <style:style style:name="ce16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00cccc"/>
    </style:style>
    <style:style style:name="ce18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33ff99"/>
    </style:style>
    <style:style style:name="ce20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ccff00"/>
    </style:style>
    <style:style style:name="ce22" style:family="table-cell" style:parent-style-name="Default">
      <style:table-cell-properties fo:background-color="#cc00cc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cc00cc" style:vertical-align="middl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4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Byte Bedeutungen Garagentorcontroller</text:p>
          </table:table-cell>
          <table:covered-table-cell table:number-columns-repeated="8"/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case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: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0</text:p>
          </table:table-cell>
          <table:table-cell table:style-name="ce3" office:value-type="string" calcext:value-type="string" table:number-columns-spanned="1" table:number-rows-spanned="10">
            <text:p>Reserviert</text:p>
          </table:table-cell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1</text:p>
          </table:table-cell>
          <table:covered-table-cell table:style-name="ce4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</text:p>
          </table:table-cell>
          <table:covered-table-cell table:style-name="ce4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</text:p>
          </table:table-cell>
          <table:covered-table-cell table:style-name="ce4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4</text:p>
          </table:table-cell>
          <table:covered-table-cell table:style-name="ce4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5</text:p>
          </table:table-cell>
          <table:covered-table-cell table:style-name="ce4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</text:p>
          </table:table-cell>
          <table:covered-table-cell table:style-name="ce4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7</text:p>
          </table:table-cell>
          <table:covered-table-cell table:style-name="ce4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8</text:p>
          </table:table-cell>
          <table:covered-table-cell table:style-name="ce4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</text:p>
          </table:table-cell>
          <table:covered-table-cell table:style-name="ce4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</text:p>
          </table:table-cell>
          <table:table-cell table:style-name="ce5" office:value-type="string" calcext:value-type="string" table:number-columns-spanned="1" table:number-rows-spanned="10">
            <text:p>Tor 1</text:p>
          </table:table-cell>
          <table:table-cell office:value-type="string" calcext:value-type="string">
            <text:p>Auf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1</text:p>
          </table:table-cell>
          <table:covered-table-cell table:style-name="ce6"/>
          <table:table-cell office:value-type="string" calcext:value-type="string">
            <text:p>Zu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2</text:p>
          </table:table-cell>
          <table:covered-table-cell table:style-name="ce6"/>
          <table:table-cell office:value-type="string" calcext:value-type="string">
            <text:p>unbekannt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3</text:p>
          </table:table-cell>
          <table:covered-table-cell table:style-name="ce6"/>
          <table:table-cell office:value-type="string" calcext:value-type="string">
            <text:p>gesperrt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4</text:p>
          </table:table-cell>
          <table:covered-table-cell table:style-name="ce6"/>
          <table:table-cell office:value-type="string" calcext:value-type="string">
            <text:p>Zu + gesperrt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5</text:p>
          </table:table-cell>
          <table:covered-table-cell table:style-name="ce6"/>
          <table:table-cell office:value-type="string" calcext:value-type="string">
            <text:p>Auf + gesperrt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6</text:p>
          </table:table-cell>
          <table:covered-table-cell table:style-name="ce6"/>
          <table:table-cell office:value-type="string" calcext:value-type="string">
            <text:p>Trigger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7</text:p>
          </table:table-cell>
          <table:covered-table-cell table:style-name="ce6"/>
          <table:table-cell office:value-type="string" calcext:value-type="string">
            <text:p>Sperren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8</text:p>
          </table:table-cell>
          <table:covered-table-cell table:style-name="ce6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9</text:p>
          </table:table-cell>
          <table:covered-table-cell table:style-name="ce6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0</text:p>
          </table:table-cell>
          <table:table-cell table:style-name="ce7" office:value-type="string" calcext:value-type="string" table:number-columns-spanned="1" table:number-rows-spanned="10">
            <text:p>Tor 2</text:p>
          </table:table-cell>
          <table:table-cell office:value-type="string" calcext:value-type="string">
            <text:p>Auf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1</text:p>
          </table:table-cell>
          <table:covered-table-cell table:style-name="ce8"/>
          <table:table-cell office:value-type="string" calcext:value-type="string">
            <text:p>Zu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2</text:p>
          </table:table-cell>
          <table:covered-table-cell table:style-name="ce8"/>
          <table:table-cell office:value-type="string" calcext:value-type="string">
            <text:p>unbekannt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3</text:p>
          </table:table-cell>
          <table:covered-table-cell table:style-name="ce8"/>
          <table:table-cell office:value-type="string" calcext:value-type="string">
            <text:p>gesperrt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4</text:p>
          </table:table-cell>
          <table:covered-table-cell table:style-name="ce8"/>
          <table:table-cell office:value-type="string" calcext:value-type="string">
            <text:p>Zu + gesperrt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5</text:p>
          </table:table-cell>
          <table:covered-table-cell table:style-name="ce8"/>
          <table:table-cell office:value-type="string" calcext:value-type="string">
            <text:p>Auf + gesperrt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6</text:p>
          </table:table-cell>
          <table:covered-table-cell table:style-name="ce8"/>
          <table:table-cell office:value-type="string" calcext:value-type="string">
            <text:p>Trigger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7</text:p>
          </table:table-cell>
          <table:covered-table-cell table:style-name="ce8"/>
          <table:table-cell office:value-type="string" calcext:value-type="string">
            <text:p>Sperren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8</text:p>
          </table:table-cell>
          <table:covered-table-cell table:style-name="ce8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9</text:p>
          </table:table-cell>
          <table:covered-table-cell table:style-name="ce8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</text:p>
          </table:table-cell>
          <table:table-cell table:style-name="ce9" office:value-type="string" calcext:value-type="string" table:number-columns-spanned="1" table:number-rows-spanned="10">
            <text:p>Helligkeit innen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1</text:p>
          </table:table-cell>
          <table:covered-table-cell table:style-name="ce10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2</text:p>
          </table:table-cell>
          <table:covered-table-cell table:style-name="ce10"/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3</text:p>
          </table:table-cell>
          <table:covered-table-cell table:style-name="ce10"/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4</text:p>
          </table:table-cell>
          <table:covered-table-cell table:style-name="ce10"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5</text:p>
          </table:table-cell>
          <table:covered-table-cell table:style-name="ce10"/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6</text:p>
          </table:table-cell>
          <table:covered-table-cell table:style-name="ce10"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7</text:p>
          </table:table-cell>
          <table:covered-table-cell table:style-name="ce10"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8</text:p>
          </table:table-cell>
          <table:covered-table-cell table:style-name="ce10"/>
          <table:table-cell office:value-type="float" office:value="90" calcext:value-type="float">
            <text:p>9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9</text:p>
          </table:table-cell>
          <table:covered-table-cell table:style-name="ce10"/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0</text:p>
          </table:table-cell>
          <table:table-cell table:style-name="ce11" office:value-type="string" calcext:value-type="string" table:number-columns-spanned="1" table:number-rows-spanned="10">
            <text:p>Helligkeit außen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1</text:p>
          </table:table-cell>
          <table:covered-table-cell table:style-name="ce12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2</text:p>
          </table:table-cell>
          <table:covered-table-cell table:style-name="ce12"/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3</text:p>
          </table:table-cell>
          <table:covered-table-cell table:style-name="ce12"/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4</text:p>
          </table:table-cell>
          <table:covered-table-cell table:style-name="ce12"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5</text:p>
          </table:table-cell>
          <table:covered-table-cell table:style-name="ce12"/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6</text:p>
          </table:table-cell>
          <table:covered-table-cell table:style-name="ce12"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7</text:p>
          </table:table-cell>
          <table:covered-table-cell table:style-name="ce12"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8</text:p>
          </table:table-cell>
          <table:covered-table-cell table:style-name="ce12"/>
          <table:table-cell office:value-type="float" office:value="90" calcext:value-type="float">
            <text:p>9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9</text:p>
          </table:table-cell>
          <table:covered-table-cell table:style-name="ce12"/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0</text:p>
          </table:table-cell>
          <table:table-cell table:style-name="ce13" office:value-type="string" calcext:value-type="string">
            <text:p>Bewegung innen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1</text:p>
          </table:table-cell>
          <table:table-cell table:style-name="ce13" office:value-type="string" calcext:value-type="string">
            <text:p>Bewegung innen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2</text:p>
          </table:table-cell>
          <table:table-cell table:style-name="ce13" office:value-type="string" calcext:value-type="string">
            <text:p>Bewegung außen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3</text:p>
          </table:table-cell>
          <table:table-cell table:style-name="ce13" office:value-type="string" calcext:value-type="string">
            <text:p>Bewegung außen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4</text:p>
          </table:table-cell>
          <table:table-cell table:style-name="ce1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5</text:p>
          </table:table-cell>
          <table:table-cell table:style-name="ce1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6</text:p>
          </table:table-cell>
          <table:table-cell table:style-name="ce1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7</text:p>
          </table:table-cell>
          <table:table-cell table:style-name="ce1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8</text:p>
          </table:table-cell>
          <table:table-cell table:style-name="ce1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9</text:p>
          </table:table-cell>
          <table:table-cell table:style-name="ce1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0</text:p>
          </table:table-cell>
          <table:table-cell table:style-name="ce14" office:value-type="string" calcext:value-type="string" table:number-columns-spanned="1" table:number-rows-spanned="10">
            <text:p>Sonar innen Tor 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1</text:p>
          </table:table-cell>
          <table:covered-table-cell table:style-name="ce15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2</text:p>
          </table:table-cell>
          <table:covered-table-cell table:style-name="ce15"/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3</text:p>
          </table:table-cell>
          <table:covered-table-cell table:style-name="ce15"/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4</text:p>
          </table:table-cell>
          <table:covered-table-cell table:style-name="ce15"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5</text:p>
          </table:table-cell>
          <table:covered-table-cell table:style-name="ce15"/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6</text:p>
          </table:table-cell>
          <table:covered-table-cell table:style-name="ce15"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7</text:p>
          </table:table-cell>
          <table:covered-table-cell table:style-name="ce15"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8</text:p>
          </table:table-cell>
          <table:covered-table-cell table:style-name="ce15"/>
          <table:table-cell office:value-type="float" office:value="90" calcext:value-type="float">
            <text:p>9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9</text:p>
          </table:table-cell>
          <table:covered-table-cell table:style-name="ce15"/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0</text:p>
          </table:table-cell>
          <table:table-cell table:style-name="ce16" office:value-type="string" calcext:value-type="string" table:number-columns-spanned="1" table:number-rows-spanned="10">
            <text:p>Sonar innen Tor 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1</text:p>
          </table:table-cell>
          <table:covered-table-cell table:style-name="ce17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2</text:p>
          </table:table-cell>
          <table:covered-table-cell table:style-name="ce17"/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3</text:p>
          </table:table-cell>
          <table:covered-table-cell table:style-name="ce17"/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4</text:p>
          </table:table-cell>
          <table:covered-table-cell table:style-name="ce17"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5</text:p>
          </table:table-cell>
          <table:covered-table-cell table:style-name="ce17"/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6</text:p>
          </table:table-cell>
          <table:covered-table-cell table:style-name="ce17"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7</text:p>
          </table:table-cell>
          <table:covered-table-cell table:style-name="ce17"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8</text:p>
          </table:table-cell>
          <table:covered-table-cell table:style-name="ce17"/>
          <table:table-cell office:value-type="float" office:value="90" calcext:value-type="float">
            <text:p>9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79</text:p>
          </table:table-cell>
          <table:covered-table-cell table:style-name="ce17"/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0</text:p>
          </table:table-cell>
          <table:table-cell table:style-name="ce18" office:value-type="string" calcext:value-type="string" table:number-columns-spanned="1" table:number-rows-spanned="10">
            <text:p>Sonar außen Tor 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1</text:p>
          </table:table-cell>
          <table:covered-table-cell table:style-name="ce19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2</text:p>
          </table:table-cell>
          <table:covered-table-cell table:style-name="ce19"/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3</text:p>
          </table:table-cell>
          <table:covered-table-cell table:style-name="ce19"/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4</text:p>
          </table:table-cell>
          <table:covered-table-cell table:style-name="ce19"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5</text:p>
          </table:table-cell>
          <table:covered-table-cell table:style-name="ce19"/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6</text:p>
          </table:table-cell>
          <table:covered-table-cell table:style-name="ce19"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7</text:p>
          </table:table-cell>
          <table:covered-table-cell table:style-name="ce19"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8</text:p>
          </table:table-cell>
          <table:covered-table-cell table:style-name="ce19"/>
          <table:table-cell office:value-type="float" office:value="90" calcext:value-type="float">
            <text:p>9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9</text:p>
          </table:table-cell>
          <table:covered-table-cell table:style-name="ce19"/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0</text:p>
          </table:table-cell>
          <table:table-cell table:style-name="ce20" office:value-type="string" calcext:value-type="string" table:number-columns-spanned="1" table:number-rows-spanned="10">
            <text:p>Sonar außen Tor 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1</text:p>
          </table:table-cell>
          <table:covered-table-cell table:style-name="ce21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2</text:p>
          </table:table-cell>
          <table:covered-table-cell table:style-name="ce21"/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3</text:p>
          </table:table-cell>
          <table:covered-table-cell table:style-name="ce21"/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4</text:p>
          </table:table-cell>
          <table:covered-table-cell table:style-name="ce21"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5</text:p>
          </table:table-cell>
          <table:covered-table-cell table:style-name="ce21"/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6</text:p>
          </table:table-cell>
          <table:covered-table-cell table:style-name="ce21"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7</text:p>
          </table:table-cell>
          <table:covered-table-cell table:style-name="ce21"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8</text:p>
          </table:table-cell>
          <table:covered-table-cell table:style-name="ce21"/>
          <table:table-cell office:value-type="float" office:value="90" calcext:value-type="float">
            <text:p>9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9</text:p>
          </table:table-cell>
          <table:covered-table-cell table:style-name="ce21"/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</text:p>
          </table:table-cell>
          <table:table-cell table:style-name="ce22" office:value-type="string" calcext:value-type="string" table:number-columns-spanned="1" table:number-rows-spanned="10">
            <text:p>Licht innen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1</text:p>
          </table:table-cell>
          <table:covered-table-cell table:style-name="ce23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se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2</text:p>
          </table:table-cell>
          <table:covered-table-cell table:style-name="ce2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3</text:p>
          </table:table-cell>
          <table:covered-table-cell table:style-name="ce2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4</text:p>
          </table:table-cell>
          <table:covered-table-cell table:style-name="ce2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5</text:p>
          </table:table-cell>
          <table:covered-table-cell table:style-name="ce2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6</text:p>
          </table:table-cell>
          <table:covered-table-cell table:style-name="ce2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7</text:p>
          </table:table-cell>
          <table:covered-table-cell table:style-name="ce2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8</text:p>
          </table:table-cell>
          <table:covered-table-cell table:style-name="ce2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9</text:p>
          </table:table-cell>
          <table:covered-table-cell table:style-name="ce23"/>
          <table:table-cell table:number-columns-repeated="7"/>
          <table:table-cell office:value-type="string" calcext:value-type="string">
            <text:p>case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0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1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3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4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6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7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8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9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1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2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3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4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5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6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7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8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9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2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3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4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5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6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8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9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0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1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2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3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4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5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6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7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8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9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2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3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4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5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6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7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8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9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1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2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3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4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5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6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7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8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9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0</text:p>
          </table:table-cell>
          <table:table-cell table:number-columns-repeated="8"/>
          <table:table-cell office:value-type="string" calcext:value-type="string">
            <text:p>cas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1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2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3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4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5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6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7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8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9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0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1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2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3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4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5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6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7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8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9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0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1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2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3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4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5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6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7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8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9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3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4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5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6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7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8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9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2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3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4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5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6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7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8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9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0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2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3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4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5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7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8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9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2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3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4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5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6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7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8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0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1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2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3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4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5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7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8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9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0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1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2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3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4</text:p>
          </table:table-cell>
          <table:table-cell table:number-columns-repeated="10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:printf(„“); break;</text:p>
          </table:table-cell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intf(„“); break;</text:p>
          </table:table-cell>
        </table:table-row>
        <table:table-row table:style-name="ro1" table:number-rows-repeated="104795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.00.0000</text:date>, <text:time style:data-style-name="N2" text:time-value="22:58:55.0333458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0:43:04.754592197</meta:creation-date>
    <dc:date>2016-05-24T00:21:26.075601961</dc:date>
    <meta:editing-duration>PT26M43S</meta:editing-duration>
    <meta:editing-cycles>10</meta:editing-cycles>
    <meta:generator>LibreOffice/4.2.8.2$Linux_X86_64 LibreOffice_project/420m0$Build-2</meta:generator>
    <meta:document-statistic meta:table-count="1" meta:cell-count="1588" meta:object-count="0"/>
  </office:meta>
</office:document-meta>
</file>